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/>
    <style:font-face style:name="StarSymbol" svg:font-family="StarSymbol"/>
    <style:font-face style:name="Tahoma1" svg:font-family="Tahoma"/>
    <style:font-face style:name="Ubuntu Mono" svg:font-family="'Ubuntu Mono'"/>
    <style:font-face style:name="Droid Sans Mono" svg:font-family="'Droid Sans Mono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 Unicode MS" svg:font-family="'Arial Unicode MS'" style:font-pitch="variable"/>
    <style:font-face style:name="Linux Libertine O" svg:font-family="'Linux Libertine O'" style:font-pitch="variable"/>
    <style:font-face style:name="Tahoma" svg:font-family="Tahoma" style:font-pitch="variable"/>
    <style:font-face style:name="Arial2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</office:font-face-decls>
  <office:automatic-styles>
    <style:style style:name="P1" style:family="paragraph" style:parent-style-name="Footer">
      <style:paragraph-properties fo:margin-left="0.134cm" fo:margin-right="0cm" fo:text-indent="0cm" style:auto-text-indent="false">
        <style:tab-stops>
          <style:tab-stop style:position="8.472cm" style:type="center"/>
          <style:tab-stop style:position="17.572cm" style:type="right"/>
        </style:tab-stops>
      </style:paragraph-properties>
      <style:text-properties style:font-name="Linux Libertine O" fo:font-size="14pt" style:font-size-asian="15.25pt" style:font-size-complex="15.25pt"/>
    </style:style>
    <style:style style:name="P2" style:family="paragraph" style:parent-style-name="Footer">
      <style:paragraph-properties fo:margin-left="0.134cm" fo:margin-right="0cm" fo:text-indent="0cm" style:auto-text-indent="false">
        <style:tab-stops>
          <style:tab-stop style:position="8.472cm" style:type="center"/>
          <style:tab-stop style:position="16.596cm" style:type="right"/>
        </style:tab-stops>
      </style:paragraph-properties>
      <style:text-properties style:font-name="Arial2" fo:font-size="14pt" style:font-size-asian="15.25pt" style:font-size-complex="15.25pt"/>
    </style:style>
    <style:style style:name="P3" style:family="paragraph" style:parent-style-name="Header" style:master-page-name="">
      <style:paragraph-properties fo:text-align="center" style:justify-single-word="false" style:page-number="auto" fo:break-before="page" fo:padding="0.049cm" fo:border-left="none" fo:border-right="none" fo:border-top="0.51pt solid #666666" fo:border-bottom="0.06pt solid #000000" style:shadow="none" style:join-border="false">
        <style:tab-stops>
          <style:tab-stop style:position="8.419cm" style:type="center"/>
          <style:tab-stop style:position="17.59cm" style:type="right"/>
        </style:tab-stops>
      </style:paragraph-properties>
      <style:text-properties style:font-name="Arial2" fo:font-size="16pt" style:font-size-asian="16pt" style:font-size-complex="16pt"/>
    </style:style>
    <style:style style:name="P4" style:family="paragraph" style:parent-style-name="Header" style:master-page-name="TitlePage">
      <style:paragraph-properties style:page-number="auto" fo:break-before="page"/>
    </style:style>
    <style:style style:name="P5" style:family="paragraph" style:parent-style-name="Heading_20_1" style:master-page-name="TitlePage">
      <style:paragraph-properties style:page-number="auto"/>
    </style:style>
    <style:style style:name="P6" style:family="paragraph" style:parent-style-name="Heading_20_2">
      <style:text-properties officeooo:paragraph-rsid="0011e122"/>
    </style:style>
    <style:style style:name="P7" style:family="paragraph" style:parent-style-name="Text_20_body">
      <style:text-properties officeooo:paragraph-rsid="0010a735"/>
    </style:style>
    <style:style style:name="P8" style:family="paragraph" style:parent-style-name="Text_20_body" style:list-style-name="L1">
      <style:text-properties officeooo:paragraph-rsid="0010a735"/>
    </style:style>
    <style:style style:name="P9" style:family="paragraph" style:parent-style-name="Text_20_body" style:list-style-name="L1" style:master-page-name="">
      <loext:graphic-properties draw:fill="none"/>
      <style:paragraph-properties fo:margin-left="0.7cm" fo:margin-right="0cm" fo:margin-top="0cm" fo:margin-bottom="0.212cm" loext:contextual-spacing="false" fo:line-height="100%" fo:text-indent="-0.6cm" style:auto-text-indent="false" style:page-number="auto" fo:background-color="transparent">
        <style:tab-stops>
          <style:tab-stop style:position="0.967cm"/>
        </style:tab-stops>
      </style:paragraph-properties>
      <style:text-properties officeooo:paragraph-rsid="0010a735"/>
    </style:style>
    <style:style style:name="P10" style:family="paragraph" style:parent-style-name="Text_20_body" style:list-style-name="L1" style:master-page-name="">
      <loext:graphic-properties draw:fill="none"/>
      <style:paragraph-properties fo:margin-left="1.3cm" fo:margin-right="0cm" fo:margin-top="0cm" fo:margin-bottom="0.212cm" loext:contextual-spacing="false" fo:line-height="100%" fo:text-indent="-0.6cm" style:auto-text-indent="false" style:page-number="auto" fo:background-color="transparent">
        <style:tab-stops>
          <style:tab-stop style:position="0.967cm"/>
        </style:tab-stops>
      </style:paragraph-properties>
      <style:text-properties officeooo:paragraph-rsid="0010a735"/>
    </style:style>
    <style:style style:name="T1" style:family="text">
      <style:text-properties fo:font-size="9pt" fo:language="de" fo:country="DE" officeooo:rsid="0010a735" style:font-size-asian="9pt" style:font-size-complex="9pt"/>
    </style:style>
    <style:style style:name="T2" style:family="text">
      <style:text-properties fo:language="de" fo:country="DE" officeooo:rsid="0010a735"/>
    </style:style>
    <style:style style:name="T3" style:family="text">
      <style:text-properties officeooo:rsid="0010a735"/>
    </style:style>
    <style:style style:name="T4" style:family="text">
      <style:text-properties fo:font-size="14pt" fo:language="de" fo:country="DE" officeooo:rsid="0010a735" style:font-size-asian="14pt" style:font-size-complex="14pt"/>
    </style:style>
    <style:style style:name="T5" style:family="text">
      <style:text-properties style:font-name="DejaVu Sans"/>
    </style:style>
    <style:style style:name="T6" style:family="text">
      <style:text-properties style:font-name="DejaVu Sans" fo:font-size="14pt" fo:language="de" fo:country="DE" officeooo:rsid="0010a735" style:font-size-asian="14pt" style:font-size-complex="14pt"/>
    </style:style>
    <style:style style:name="T7" style:family="text">
      <style:text-properties style:font-name="DejaVu Sans" fo:font-size="14pt" fo:language="de" fo:country="DE" fo:font-weight="normal" officeooo:rsid="0010a735" style:font-size-asian="14pt" style:font-weight-asian="normal" style:font-size-complex="14pt" style:font-weight-complex="normal"/>
    </style:style>
    <style:style style:name="T8" style:family="text">
      <style:text-properties style:font-name="DejaVu Sans" fo:font-weight="normal" style:font-weight-asian="normal" style:font-weight-complex="normal"/>
    </style:style>
    <style:style style:name="T9" style:family="text">
      <style:text-properties style:font-name="Liberation Sans"/>
    </style:style>
    <style:style style:name="T10" style:family="text">
      <style:text-properties style:font-name="Liberation Sans" fo:font-size="14pt" style:font-size-asian="12.25pt" style:font-size-complex="14pt"/>
    </style:style>
    <style:style style:name="T11" style:family="text">
      <style:text-properties style:font-name="Liberation Sans" fo:font-size="14pt" fo:font-weight="bold" style:font-size-asian="12.25pt" style:font-weight-asian="bold" style:font-size-complex="14pt" style:font-weight-complex="bold"/>
    </style:style>
    <style:style style:name="T12" style:family="text">
      <style:text-properties style:font-name="Liberation Sans" fo:font-size="14pt" fo:font-weight="normal" style:font-size-asian="12.25pt" style:font-weight-asian="normal" style:font-size-complex="14pt" style:font-weight-complex="normal"/>
    </style:style>
    <style:style style:name="T13" style:family="text">
      <style:text-properties style:font-name="Liberation Sans" fo:font-size="16pt" fo:font-weight="normal" style:font-size-asian="14pt" style:font-weight-asian="normal" style:font-size-complex="16pt" style:font-weight-complex="normal"/>
    </style:style>
    <style:style style:name="T14" style:family="text">
      <style:text-properties style:font-name="Liberation Sans" fo:font-size="16pt" fo:font-weight="bold" style:font-size-asian="14pt" style:font-weight-asian="bold" style:font-size-complex="16pt" style:font-weight-complex="bold"/>
    </style:style>
    <style:style style:name="T15" style:family="text">
      <style:text-properties style:font-name="Liberation Sans" fo:font-size="18pt" fo:font-weight="normal" style:font-size-asian="15.75pt" style:font-weight-asian="normal" style:font-size-complex="18pt" style:font-weight-complex="normal"/>
    </style:style>
    <style:style style:name="T16" style:family="text">
      <style:text-properties style:font-name="Liberation Sans" fo:font-size="12pt" fo:language="de" fo:country="DE" officeooo:rsid="0010a735" style:font-size-asian="12pt" style:font-size-complex="12pt"/>
    </style:style>
    <style:style style:name="T17" style:family="text">
      <style:text-properties style:font-name="Liberation Sans" fo:font-size="12pt" fo:language="de" fo:country="DE" officeooo:rsid="0011e122" style:font-size-asian="12pt" style:font-size-complex="12pt"/>
    </style:style>
    <style:style style:name="T18" style:family="text">
      <style:text-properties style:font-name="Liberation Sans" fo:font-size="12pt" fo:language="de" fo:country="DE" officeooo:rsid="0010a735" style:font-size-asian="10.5pt" style:font-size-complex="12pt"/>
    </style:style>
    <style:style style:name="T19" style:family="text">
      <style:text-properties style:font-name="Liberation Sans" officeooo:rsid="0010a735"/>
    </style:style>
    <style:style style:name="T20" style:family="text">
      <style:text-properties style:font-name="Liberation Sans" fo:font-size="9pt" fo:language="de" fo:country="DE" officeooo:rsid="0010a735" style:font-size-asian="9pt" style:font-size-complex="9pt"/>
    </style:style>
    <style:style style:name="T21" style:family="text">
      <style:text-properties style:font-name="Liberation Sans" fo:language="de" fo:country="DE" officeooo:rsid="0010a735"/>
    </style:style>
    <style:style style:name="T22" style:family="text">
      <style:text-properties style:font-name="Liberation Sans" fo:font-size="12pt" officeooo:rsid="0048ef14" style:font-size-asian="12pt" style:font-size-complex="12pt"/>
    </style:style>
    <style:style style:name="T23" style:family="text">
      <style:text-properties style:font-name="Liberation Sans" fo:font-size="12pt" officeooo:rsid="00502606" style:font-size-asian="12pt" style:font-size-complex="12pt"/>
    </style:style>
    <style:style style:name="T24" style:family="text">
      <style:text-properties style:font-name="Liberation Sans" fo:font-size="12pt" fo:language="de" fo:country="DE" officeooo:rsid="0048ef14" style:font-size-asian="12pt" style:font-size-complex="12pt"/>
    </style:style>
    <style:style style:name="T25" style:family="text">
      <style:text-properties style:font-name="Liberation Sans" fo:font-size="12pt" fo:language="de" fo:country="DE" officeooo:rsid="00502606" style:font-size-asian="12pt" style:font-size-complex="12pt"/>
    </style:style>
    <style:style style:name="T26" style:family="text">
      <style:text-properties style:font-name="Liberation Sans" fo:font-size="12pt" officeooo:rsid="0048ef14" style:font-name-asian="Nimbus Mono L" style:font-size-asian="12pt" style:font-name-complex="Liberation Mono" style:font-size-complex="12pt"/>
    </style:style>
    <style:style style:name="T27" style:family="text">
      <style:text-properties style:font-name="Liberation Sans" fo:font-size="12pt" officeooo:rsid="00502606" style:font-name-asian="Nimbus Mono L" style:font-size-asian="12pt" style:font-name-complex="Liberation Mono" style:font-size-complex="12pt"/>
    </style:style>
    <style:style style:name="T28" style:family="text">
      <style:text-properties style:font-name="Liberation Sans" fo:font-size="16pt" fo:language="de" fo:country="DE" officeooo:rsid="004d936a" style:font-size-asian="16pt" style:font-size-complex="16pt"/>
    </style:style>
    <style:style style:name="T29" style:family="text">
      <style:text-properties style:font-name="Liberation Sans" fo:language="de" fo:country="DE" officeooo:rsid="004d936a"/>
    </style:style>
    <style:style style:name="T30" style:family="text">
      <style:text-properties style:font-name="Liberation Sans" fo:font-size="14pt" fo:language="de" fo:country="DE" officeooo:rsid="004d936a" style:font-size-asian="14pt" style:font-size-complex="14pt"/>
    </style:style>
    <style:style style:name="T31" style:family="text">
      <style:text-properties fo:color="#000000" style:font-name="Liberation Sans" fo:font-size="12pt" style:font-size-asian="12pt" style:font-size-complex="12pt"/>
    </style:style>
    <style:style style:name="T32" style:family="text">
      <style:text-properties fo:color="#000000" style:font-name="Liberation Sans" fo:font-size="12pt" officeooo:rsid="004b9397" style:font-size-asian="12pt" style:font-size-complex="12pt"/>
    </style:style>
    <style:style style:name="T33" style:family="text">
      <style:text-properties fo:color="#000000" style:font-name="Liberation Sans" fo:font-size="12pt" officeooo:rsid="00502606" style:font-size-asian="12pt" style:font-size-complex="12pt"/>
    </style:style>
    <style:style style:name="T34" style:family="text">
      <style:text-properties fo:color="#000000" style:font-name="Liberation Sans" fo:font-size="12pt" fo:font-style="italic" style:font-size-asian="12pt" style:font-style-asian="italic" style:font-size-complex="12pt" style:font-style-complex="italic"/>
    </style:style>
    <style:style style:name="T35" style:family="text">
      <style:text-properties fo:color="#000000" style:font-name="Liberation Sans" fo:font-size="12pt" fo:font-style="italic" officeooo:rsid="00502606" style:font-size-asian="12pt" style:font-style-asian="italic" style:font-size-complex="12pt" style:font-style-complex="italic"/>
    </style:style>
    <style:style style:name="T36" style:family="text">
      <style:text-properties fo:color="#000000" fo:font-size="12pt" style:font-size-asian="12pt" style:font-size-complex="12pt"/>
    </style:style>
    <style:style style:name="T37" style:family="text">
      <style:text-properties fo:color="#000000" fo:font-size="12pt" officeooo:rsid="004b9397" style:font-size-asian="12pt" style:font-size-complex="12pt"/>
    </style:style>
    <style:style style:name="T38" style:family="text">
      <style:text-properties fo:color="#000000" fo:font-size="12pt" officeooo:rsid="00502606" style:font-size-asian="12pt" style:font-size-complex="12pt"/>
    </style:style>
    <style:style style:name="T39" style:family="text">
      <style:text-properties fo:color="#000000" fo:font-size="12pt" fo:font-style="italic" style:font-size-asian="12pt" style:font-style-asian="italic" style:font-size-complex="12pt" style:font-style-complex="italic"/>
    </style:style>
    <style:style style:name="T40" style:family="text">
      <style:text-properties fo:color="#000000" fo:font-size="12pt" fo:font-style="italic" officeooo:rsid="00502606" style:font-size-asian="12pt" style:font-style-asian="italic" style:font-size-complex="12pt" style:font-style-complex="italic"/>
    </style:style>
    <style:style style:name="T41" style:family="text">
      <style:text-properties fo:color="#000000" style:font-name="Liberation Sans" fo:font-size="12pt" style:font-size-asian="12pt" style:font-size-complex="12pt"/>
    </style:style>
    <style:style style:name="T42" style:family="text">
      <style:text-properties fo:color="#000000" style:font-name="Liberation Sans" fo:font-size="12pt" officeooo:rsid="004b9397" style:font-size-asian="12pt" style:font-size-complex="12pt"/>
    </style:style>
    <style:style style:name="T43" style:family="text">
      <style:text-properties fo:color="#000000" style:font-name="Liberation Sans" fo:font-size="12pt" officeooo:rsid="00502606" style:font-size-asian="12pt" style:font-size-complex="12pt"/>
    </style:style>
    <style:style style:name="T44" style:family="text">
      <style:text-properties fo:color="#000000" style:font-name="Liberation Sans" fo:font-size="12pt" fo:font-style="italic" style:font-size-asian="12pt" style:font-style-asian="italic" style:font-size-complex="12pt" style:font-style-complex="italic"/>
    </style:style>
    <style:style style:name="T45" style:family="text">
      <style:text-properties fo:color="#000000" style:font-name="Liberation Sans" fo:font-size="12pt" fo:font-style="italic" officeooo:rsid="00502606" style:font-size-asian="12pt" style:font-style-asian="italic" style:font-size-complex="12pt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Preliminaries</text:h>
      <text:h text:style-name="Heading_20_2" text:outline-level="2"><text:span text:style-name="Source_20_Text"><text:span text:style-name="T9">Project dir</text:span></text:span></text:h>
      <text:p text:style-name="P7"><text:span text:style-name="Source_20_Text"><text:span text:style-name="T26">The project dir should be structured like this:</text:span></text:span></text:p>
      <text:list xml:id="list2078110022" text:style-name="L1">
        <text:list-header>
          <text:p text:style-name="P9"><text:span text:style-name="Source_20_Text"><text:span text:style-name="T26">pypar3/LICENSE, README.MD, .</text:span></text:span><text:span text:style-name="Source_20_Text"><text:span text:style-name="T27">gitignore</text:span></text:span></text:p>
        </text:list-header>
        <text:list-item>
          <text:p text:style-name="P10"><text:span text:style-name="Source_20_Text"><text:span text:style-name="T26">doc/ this docu</text:span></text:span></text:p>
        </text:list-item>
        <text:list-item>
          <text:p text:style-name="P8"><text:span text:style-name="Source_20_Text"><text:span text:style-name="T26">locale/de/LC_Messages/pypar3.mo</text:span></text:span></text:p>
        </text:list-item>
        <text:list-item>
          <text:p text:style-name="P8"><text:span text:style-name="Source_20_Text"><text:span text:style-name="T22">po/gettext.sh, pypar3.pot, de_DE.po</text:span></text:span></text:p>
        </text:list-item>
        <text:list-item>
          <text:p text:style-name="P8"><text:span text:style-name="Source_20_Text"><text:span text:style-name="T22">res/pop-over.glade, win-main.glade, </text:span></text:span><text:span text:style-name="Source_20_Text"><text:span text:style-name="T23">pypar3.png</text:span></text:span></text:p>
        </text:list-item>
        <text:list-item>
          <text:p text:style-name="P8"><text:span text:style-name="Source_20_Text"><text:span text:style-name="T22">sn</text:span></text:span><text:span text:style-name="Source_20_Text"><text:span text:style-name="T23">ap</text:span></text:span><text:span text:style-name="Source_20_Text"><text:span text:style-name="T22">/snapcraft.yam</text:span></text:span><text:span text:style-name="Source_20_Text"><text:span text:style-name="T23">l</text:span></text:span><text:span text:style-name="Source_20_Text"><text:span text:style-name="T22"><text:line-break/>snap/gui/pypar3.desktop, pypar3.pn</text:span></text:span><text:span text:style-name="Source_20_Text"><text:span text:style-name="T23">g</text:span></text:span></text:p>
        </text:list-item>
        <text:list-item>
          <text:p text:style-name="P8"><text:span text:style-name="Source_20_Text"><text:span text:style-name="T24">src/</text:span></text:span><text:span text:style-name="Source_20_Text"><text:span text:style-name="T25">config</text:span></text:span><text:span text:style-name="Source_20_Text"><text:span text:style-name="T24">.py, </text:span></text:span><text:span text:style-name="Source_20_Text"><text:span text:style-name="T25">consts.py, dlgAbout.py, dlgApply.py, fileBox.py, fileSelect.py, mainwin.py, pypar3.py</text:span></text:span></text:p>
        </text:list-item>
      </text:list>
      <text:p text:style-name="P7"><text:span text:style-name="Source_20_Text"><text:span text:style-name="T18"/></text:span></text:p>
      <text:h text:style-name="Heading_20_2" text:outline-level="2"><text:span text:style-name="Source_20_Text"><text:span text:style-name="T9">Build process</text:span></text:span></text:h>
      <text:p text:style-name="Text_20_body"><text:span text:style-name="Source_20_Text"><text:span text:style-name="T32">T</text:span></text:span><text:span text:style-name="Source_20_Text"><text:span text:style-name="T33">o start the build process we run </text:span></text:span><text:span text:style-name="Source_20_Text"><text:span text:style-name="T35">snapcraft</text:span></text:span><text:span text:style-name="Source_20_Text"><text:span text:style-name="T33"> in a terminal from parent dir </text:span></text:span><text:span text:style-name="Source_20_Text"><text:span text:style-name="T35">pypar3</text:span></text:span><text:span text:style-name="Source_20_Text"><text:span text:style-name="T33">. Snapcraft requires the file </text:span></text:span><text:span text:style-name="Source_20_Text"><text:span text:style-name="T35">snapcrafr.yaml</text:span></text:span><text:span text:style-name="Source_20_Text"><text:span text:style-name="T33"> in subdirectory </text:span></text:span><text:span text:style-name="Source_20_Text"><text:span text:style-name="T35">snap</text:span></text:span><text:span text:style-name="Source_20_Text"><text:span text:style-name="T33">.</text:span></text:span></text:p>
      <text:p text:style-name="Text_20_body"><text:span text:style-name="Source_20_Text"><text:span text:style-name="T31">The product will be created in the </text:span></text:span><text:span text:style-name="Source_20_Text"><text:span text:style-name="T33">parent dir </text:span></text:span><text:span text:style-name="Source_20_Text"><text:span text:style-name="T34">pypar3</text:span></text:span></text:p>
      <text:p text:style-name="Text_20_body"><text:span text:style-name="Source_20_Text"><text:span text:style-name="T9">We do not use setup.py or setup.cfg because we don’t produce a pyth</text:span></text:span><text:span text:style-name="Source_20_Text"><text:span text:style-name="T19">o</text:span></text:span><text:span text:style-name="Source_20_Text"><text:span text:style-name="T9">n package but a python application.</text:span></text:span></text:p>
      <text:p text:style-name="P7"><text:span text:style-name="Source_20_Text"><text:span text:style-name="T16"/></text:span></text:p>
      <text:h text:style-name="Heading_20_1" text:outline-level="1"><text:span text:style-name="Source_20_Text"><text:span text:style-name="T9">Snapcraft</text:span></text:span></text:h>
      <text:h text:style-name="P6" text:outline-level="2"><text:span text:style-name="Source_20_Text"><text:span text:style-name="T30">Create snapcraft.yaml</text:span></text:span></text:h>
      <text:p text:style-name="P7"><text:span text:style-name="Source_20_Text"><text:span text:style-name="T16"/></text:span></text:p>
      <text:p text:style-name="P7"><text:span text:style-name="Source_20_Text"><text:span text:style-name="T16"/></text:span></text:p>
      <text:p text:style-name="P7"><text:span text:style-name="Source_20_Text"><text:span text:style-name="T16"/></text:span></text:p>
      <text:p text:style-name="P7"><text:span text:style-name="Source_20_Text"><text:span text:style-name="T16"/></text:span></text:p>
      <text:p text:style-name="P7"><text:span text:style-name="Source_20_Text"><text:span text:style-name="T16"/></text:span></text:p>
      <text:p text:style-name="P7"><text:span text:style-name="Source_20_Text"><text:span text:style-name="T16"/></text:span></text:p>
      <text:p text:style-name="P7"><text:span text:style-name="Source_20_Text"><text:span text:style-name="T16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/>
    <style:font-face style:name="StarSymbol" svg:font-family="StarSymbol"/>
    <style:font-face style:name="Tahoma1" svg:font-family="Tahoma"/>
    <style:font-face style:name="Ubuntu Mono" svg:font-family="'Ubuntu Mono'"/>
    <style:font-face style:name="Droid Sans Mono" svg:font-family="'Droid Sans Mono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 Unicode MS" svg:font-family="'Arial Unicode MS'" style:font-pitch="variable"/>
    <style:font-face style:name="Linux Libertine O" svg:font-family="'Linux Libertine O'" style:font-pitch="variable"/>
    <style:font-face style:name="Tahoma" svg:font-family="Tahoma" style:font-pitch="variable"/>
    <style:font-face style:name="Arial2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</office:font-face-decls>
  <office:styles>
    <draw:marker draw:name="Arrow_20_concave" draw:display-name="Arrow concave" svg:viewBox="0 0 1131 1580" svg:d="M1013 1491l118 89-567-1580-564 1580 114-85 136-68 148-46 161-17 161 13 153 46z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GB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GB" style:font-name-asian="Arial Unicode M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left="0.499cm" fo:margin-right="0cm" fo:margin-top="0cm" fo:margin-bottom="0.212cm" loext:contextual-spacing="false" fo:text-indent="0cm" style:auto-text-indent="false" style:page-number="auto">
        <style:tab-stops/>
      </style:paragraph-properties>
      <style:text-properties style:font-name="Arial1" fo:font-family="Arial" style:font-style-name="Standard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2" fo:font-family="Arial" style:font-family-generic="swiss" style:font-pitch="variable" fo:font-size="14pt" style:font-name-asian="Arial Unicode MS" style:font-family-asian="'Arial Unicode MS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>
        <style:tab-stops>
          <style:tab-stop style:position="1cm"/>
        </style:tab-stops>
      </style:paragraph-properties>
      <style:text-properties fo:font-size="120%" fo:language="de" fo:country="DE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>
        <style:tab-stops>
          <style:tab-stop style:position="1cm"/>
        </style:tab-stops>
      </style:paragraph-properties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>
        <style:tab-stops>
          <style:tab-stop style:position="1.199cm"/>
        </style:tab-stops>
      </style:paragraph-properties>
      <style:text-properties fo:font-size="14pt" fo:language="de" fo:country="DE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>
        <style:tab-stops>
          <style:tab-stop style:position="2.469cm"/>
        </style:tab-stops>
      </style:paragraph-properties>
      <style:text-properties fo:font-size="85%" fo:language="de" fo:country="DE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>
        <style:tab-stops>
          <style:tab-stop style:position="2.469cm"/>
        </style:tab-stops>
      </style:paragraph-properties>
      <style:text-properties fo:font-size="85%" fo:language="de" fo:country="DE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text-align="center" style:justify-single-word="false" fo:padding="0.049cm" fo:border-left="none" fo:border-right="none" fo:border-top="none" fo:border-bottom="0.51pt solid #666666" style:shadow="none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16pt" style:font-size-asian="16pt" style:font-size-complex="1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.199cm" fo:margin-right="0cm" fo:margin-top="0cm" fo:margin-bottom="0cm" loext:contextual-spacing="false" fo:text-indent="0cm" style:auto-text-indent="false" style:page-number="auto">
        <style:tab-stops>
          <style:tab-stop style:position="16.499cm" style:type="right" style:leader-style="dotted" style:leader-text="."/>
        </style:tab-stops>
      </style:paragraph-properties>
      <style:text-properties style:font-name="Arial1" fo:font-family="Arial" style:font-style-name="Standard" style:font-family-generic="swiss" style:font-pitch="variable" fo:language="de" fo:country="DE" fo:font-weight="bold"/>
    </style:style>
    <style:style style:name="Contents_20_2" style:display-name="Contents 2" style:family="paragraph" style:parent-style-name="Index" style:class="index">
      <style:paragraph-properties fo:margin-left="0.1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Arial1" fo:font-family="Arial" style:font-style-name="Standard" style:font-family-generic="swiss" style:font-pitch="variable" fo:language="de" fo:country="DE"/>
    </style:style>
    <style:style style:name="Contents_20_3" style:display-name="Contents 3" style:family="paragraph" style:parent-style-name="Index" style:class="index" style:master-page-name="">
      <style:paragraph-properties fo:margin-left="0.199cm" fo:margin-right="0cm" fo:margin-top="0cm" fo:margin-bottom="0cm" loext:contextual-spacing="false" fo:text-indent="0cm" style:auto-text-indent="false" style:page-number="auto">
        <style:tab-stops>
          <style:tab-stop style:position="16.499cm" style:type="right" style:leader-style="dotted" style:leader-text="."/>
        </style:tab-stops>
      </style:paragraph-properties>
      <style:text-properties style:font-name="Arial1" fo:font-family="Arial" style:font-style-name="Standard" style:font-family-generic="swiss" style:font-pitch="variable" fo:language="de" fo:country="DE"/>
    </style:style>
    <style:style style:name="Contents_20_4" style:display-name="Contents 4" style:family="paragraph" style:parent-style-name="Index" style:class="index">
      <style:paragraph-properties fo:margin-left="0.1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Arial1" fo:font-family="Arial" style:font-style-name="Standard" style:font-family-generic="swiss" style:font-pitch="variable" fo:language="de" fo:country="DE"/>
    </style:style>
    <style:style style:name="Contents_20_5" style:display-name="Contents 5" style:family="paragraph" style:parent-style-name="Index" style:class="index">
      <style:paragraph-properties fo:margin-left="0.1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Arial1" fo:font-family="Arial" style:font-style-name="Standard" style:font-family-generic="swiss" style:font-pitch="variable" fo:language="de" fo:country="DE"/>
    </style:style>
    <style:style style:name="Contents_20_6" style:display-name="Contents 6" style:family="paragraph" style:parent-style-name="Index" style:class="index">
      <style:paragraph-properties fo:margin-left="0.1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Arial1" fo:font-family="Arial" style:font-style-name="Standard" style:font-family-generic="swiss" style:font-pitch="variable" fo:language="de" fo:country="DE"/>
    </style:style>
    <style:style style:name="Contents_20_7" style:display-name="Contents 7" style:family="paragraph" style:parent-style-name="Index" style:class="index" style:master-page-name="">
      <loext:graphic-properties draw:fill="none" draw:fill-color="#99ccff"/>
      <style:paragraph-properties fo:margin-left="0.199cm" fo:margin-right="0cm" fo:margin-top="0cm" fo:margin-bottom="0cm" loext:contextual-spacing="false" fo:text-indent="0cm" style:auto-text-indent="false" style:page-number="auto" fo:background-color="transparent" style:shadow="none">
        <style:tab-stops>
          <style:tab-stop style:position="16.499cm" style:type="right" style:leader-style="dotted" style:leader-text="."/>
        </style:tab-stops>
      </style:paragraph-properties>
      <style:text-properties style:font-name="Arial1" fo:font-family="Arial" style:font-style-name="Standard" style:font-family-generic="swiss" style:font-pitch="variable" fo:language="de" fo:country="DE"/>
    </style:style>
    <style:style style:name="Contents_20_8" style:display-name="Contents 8" style:family="paragraph" style:parent-style-name="Index" style:class="index">
      <style:paragraph-properties fo:margin-left="0.1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Arial1" fo:font-family="Arial" style:font-style-name="Standard" style:font-family-generic="swiss" style:font-pitch="variable" fo:language="de" fo:country="DE"/>
    </style:style>
    <style:style style:name="Contents_20_9" style:display-name="Contents 9" style:family="paragraph" style:parent-style-name="Index" style:class="index">
      <style:paragraph-properties fo:margin-left="0.1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Arial1" fo:font-family="Arial" style:font-style-name="Standard" style:font-family-generic="swiss" style:font-pitch="variable" fo:language="de" fo:country="DE"/>
    </style:style>
    <style:style style:name="Contents_20_10" style:display-name="Contents 10" style:family="paragraph" style:parent-style-name="Index" style:class="index">
      <style:paragraph-properties fo:margin-left="0.1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Arial1" fo:font-family="Arial" style:font-style-name="Standard" style:font-family-generic="swiss" style:font-pitch="variable" fo:language="de" fo:country="DE"/>
    </style:style>
    <style:style style:name="Title" style:family="paragraph" style:parent-style-name="Heading" style:next-style-name="Subtitle" style:class="chapter" style:master-page-name="">
      <style:paragraph-properties fo:margin-top="0.199cm" fo:margin-bottom="0.199cm" loext:contextual-spacing="false" fo:text-align="center" style:justify-single-word="false" style:page-number="auto" fo:padding="0cm" fo:border="none" style:shadow="none">
        <style:tab-stops/>
      </style:paragraph-properties>
      <style:text-properties fo:font-size="18pt" fo:language="de" fo:country="DE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BoldText" style:family="paragraph" style:parent-style-name="Table_20_Contents" style:class="extra">
      <style:text-properties fo:font-size="10pt" fo:font-weight="bold" style:font-size-asian="10pt" style:font-size-complex="10pt"/>
    </style:style>
    <style:style style:name="CenteredText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80%" fo:language="de" fo:country="DE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language="de" fo:country="DE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language="de" fo:country="DE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language="de" fo:country="DE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language="de" fo:country="DE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arginalia" style:family="paragraph" style:parent-style-name="Text_20_body" style:class="text">
      <style:paragraph-properties fo:margin-left="4.001cm" fo:margin-right="0cm" fo:margin-top="0cm" fo:margin-bottom="0cm" loext:contextual-spacing="false" fo:text-indent="0cm" style:auto-text-indent="false"/>
    </style:style>
    <style:style style:name="Illustration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roid Sans Mono" fo:font-family="'Droid Sans Mono'" style:font-family-generic="modern" style:font-pitch="fixed" fo:font-size="10pt" style:font-name-asian="Droid Sans Mono" style:font-family-asian="'Droid Sans Mono'" style:font-family-generic-asian="modern" style:font-pitch-asian="fixed" style:font-size-asian="10pt" style:font-name-complex="Droid Sans Mono" style:font-family-complex="'Droid Sans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age_20_Number" style:display-name="Page Number" style:family="text"/>
    <style:style style:name="Numbering_20_Symbols" style:display-name="Numbering Symbols" style:family="text"/>
    <style:style style:name="Line_20_numbering" style:display-name="Line numbering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roid Sans Mono" fo:font-family="'Droid Sans Mono'" style:font-family-generic="modern" style:font-pitch="fixed" style:font-name-asian="Droid Sans Mono" style:font-family-asian="'Droid Sans Mono'" style:font-family-generic-asian="modern" style:font-pitch-asian="fixed" style:font-name-complex="Droid Sans Mono" style:font-family-complex="'Droid Sans Mono'" style:font-family-generic-complex="modern" style:font-pitch-complex="fixe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81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left="0.134cm" fo:margin-right="0cm" fo:text-indent="0cm" style:auto-text-indent="false">
        <style:tab-stops>
          <style:tab-stop style:position="8.472cm" style:type="center"/>
          <style:tab-stop style:position="17.572cm" style:type="right"/>
        </style:tab-stops>
      </style:paragraph-properties>
      <style:text-properties style:font-name="Linux Libertine O" fo:font-size="14pt" style:font-size-asian="15.25pt" style:font-size-complex="15.25pt"/>
    </style:style>
    <style:style style:name="MP2" style:family="paragraph" style:parent-style-name="Header" style:master-page-name="TitlePage">
      <style:paragraph-properties style:page-number="auto" fo:break-before="page"/>
    </style:style>
    <style:style style:name="MP3" style:family="paragraph" style:parent-style-name="Footer">
      <style:paragraph-properties fo:margin-left="0.134cm" fo:margin-right="0cm" fo:text-indent="0cm" style:auto-text-indent="false">
        <style:tab-stops>
          <style:tab-stop style:position="8.472cm" style:type="center"/>
          <style:tab-stop style:position="16.596cm" style:type="right"/>
        </style:tab-stops>
      </style:paragraph-properties>
      <style:text-properties style:font-name="Arial2" fo:font-size="14pt" style:font-size-asian="15.25pt" style:font-size-complex="15.25pt"/>
    </style:style>
    <style:style style:name="MP4" style:family="paragraph" style:parent-style-name="Header" style:master-page-name="">
      <style:paragraph-properties fo:text-align="center" style:justify-single-word="false" style:page-number="auto" fo:break-before="page" fo:padding="0.049cm" fo:border-left="none" fo:border-right="none" fo:border-top="0.51pt solid #666666" fo:border-bottom="0.06pt solid #000000" style:shadow="none" style:join-border="false">
        <style:tab-stops>
          <style:tab-stop style:position="8.419cm" style:type="center"/>
          <style:tab-stop style:position="17.59cm" style:type="right"/>
        </style:tab-stops>
      </style:paragraph-properties>
      <style:text-properties style:font-name="Arial2" fo:font-size="16pt" style:font-size-asian="16pt" style:font-size-complex="16pt"/>
    </style:style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="none" fo:padding="0cm" style:shadow="none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none" fo:padding="0cm" style:shadow="none" fo:background-color="transparent" style:dynamic-spacing="false" draw:fill="none" draw:fill-color="#99ccff"/>
      </style:header-style>
      <style:footer-style>
        <style:header-footer-properties fo:min-height="1.009cm" fo:margin-left="0cm" fo:margin-right="0cm" fo:margin-top="0.499cm" fo:border="none" fo:padding="0cm" style:shadow="none" fo:background-color="transparent" style:dynamic-spacing="false" draw:fill="none" draw:fill-color="#99ccff"/>
      </style:footer-style>
    </style:page-layout>
    <style:page-layout style:name="Mpm3">
      <style:page-layout-properties fo:page-width="29.699cm" fo:page-height="20.999cm" style:num-format="1" style:print-orientation="landscape" fo:margin-top="1cm" fo:margin-bottom="1cm" fo:margin-left="2.499cm" fo:margin-right="1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799cm" fo:margin-left="0cm" fo:margin-right="0cm" fo:margin-bottom="0.3cm" fo:border="none" fo:padding="0cm" style:shadow="none" fo:background-color="transparent" style:dynamic-spacing="false" draw:fill="none" draw:fill-color="#99ccff"/>
      </style:header-style>
      <style:footer-style>
        <style:header-footer-properties fo:min-height="0.998cm" fo:margin-left="0cm" fo:margin-right="0cm" fo:margin-top="0.499cm" fo:border="none" fo:padding="0cm" style:shadow="none" fo:background-color="transparent" style:dynamic-spacing="false" draw:fill="none" draw:fill-color="#99ccff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file-name text:display="name-and-extension">HowToSnap PyPar3.odt</text:file-name><text:tab/><text:tab/><text:page-number text:select-page="current">3</text:page-number> / <text:page-count>1</text:page-count></text:p>
      </style:footer>
    </style:master-page>
    <style:master-page style:name="TitlePage" style:page-layout-name="Mpm2" style:next-style-name="Standard">
      <style:header>
        <text:p text:style-name="MP2">How to snap pypar3 as python application</text:p>
      </style:header>
      <style:footer>
        <text:p text:style-name="MP3"/>
      </style:footer>
    </style:master-page>
    <style:master-page style:name="Einfaches_20_Dokument" style:display-name="Einfaches Dokument" style:page-layout-name="Mpm3" style:next-style-name="Standard">
      <style:header>
        <text:p text:style-name="MP4"><text:title>Kleiner Bildverwalter</text:title></text:p>
      </style:header>
      <style:footer>
        <text:p text:style-name="MP3"><text:file-name text:display="name-and-extension">HowToSnap PyPar3.odt</text:file-name><text:tab/><text:tab/><text:page-number text:select-page="current">0</text:page-number> / <text:page-count>1</text:page-count></text:p>
      </style:footer>
    </style:master-page>
    <style:master-page style:name="HTML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>Kleiner Bildverwalter</dc:title>
    <dc:subject>Verwalten und Betrachten von Bildsammlungen</dc:subject>
    <meta:creation-date>2008-06-25T20:35:21</meta:creation-date>
    <dc:date>2021-12-26T10:26:50.373574693</dc:date>
    <meta:editing-cycles>207</meta:editing-cycles>
    <meta:editing-duration>P1DT3H11M3S</meta:editing-duration>
    <meta:document-statistic meta:table-count="0" meta:image-count="0" meta:object-count="0" meta:page-count="1" meta:paragraph-count="20" meta:word-count="122" meta:character-count="866" meta:non-whitespace-character-count="774"/>
    <meta:user-defined meta:name="ReleaseAuthor">release author</meta:user-defined>
    <meta:user-defined meta:name="ReleaseDate">release date</meta:user-defined>
    <meta:user-defined meta:name="ReleaseName">release name</meta:user-defined>
    <meta:user-defined meta:name="ReleaseVersion">release version</meta:user-defined>
  </office:meta>
</office:document-meta>
</file>